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f340" officeooo:paragraph-rsid="0018f340"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officeooo:rsid="0018f340" officeooo:paragraph-rsid="0018f340"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8f340" officeooo:paragraph-rsid="0018f34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f340" officeooo:paragraph-rsid="0061248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8f340" officeooo:paragraph-rsid="011774c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11774c2"/>
    </style:style>
    <style:style style:name="P7" style:family="paragraph" style:parent-style-name="Standard">
      <style:paragraph-properties fo:text-align="justify" style:justify-single-word="false"/>
      <style:text-properties officeooo:rsid="00bfa47a" officeooo:paragraph-rsid="011d1e04"/>
    </style:style>
    <style:style style:name="P8" style:family="paragraph" style:parent-style-name="Standard">
      <style:paragraph-properties fo:text-align="justify" style:justify-single-word="false"/>
      <style:text-properties officeooo:rsid="00bfa47a" officeooo:paragraph-rsid="011e3da3"/>
    </style:style>
    <style:style style:name="P9" style:family="paragraph" style:parent-style-name="Standard">
      <style:paragraph-properties fo:text-align="justify" style:justify-single-word="false"/>
      <style:text-properties officeooo:rsid="00bfa47a" officeooo:paragraph-rsid="011e8be0"/>
    </style:style>
    <style:style style:name="P10" style:family="paragraph" style:parent-style-name="Standard">
      <style:paragraph-properties fo:text-align="justify" style:justify-single-word="false"/>
      <style:text-properties officeooo:rsid="00bfa47a" officeooo:paragraph-rsid="0120104f"/>
    </style:style>
    <style:style style:name="P11" style:family="paragraph" style:parent-style-name="Standard">
      <style:paragraph-properties fo:text-align="justify" style:justify-single-word="false"/>
      <style:text-properties officeooo:rsid="00bfa47a" officeooo:paragraph-rsid="01207111"/>
    </style:style>
    <style:style style:name="P12" style:family="paragraph" style:parent-style-name="Standard">
      <style:paragraph-properties fo:text-align="justify" style:justify-single-word="false"/>
      <style:text-properties officeooo:rsid="00bfa47a" officeooo:paragraph-rsid="01215235"/>
    </style:style>
    <style:style style:name="P13" style:family="paragraph" style:parent-style-name="Standard">
      <style:paragraph-properties fo:text-align="justify" style:justify-single-word="false"/>
      <style:text-properties officeooo:rsid="00bfa47a" officeooo:paragraph-rsid="01215beb"/>
    </style:style>
    <style:style style:name="P14" style:family="paragraph" style:parent-style-name="Standard">
      <style:paragraph-properties fo:text-align="justify" style:justify-single-word="false"/>
      <style:text-properties officeooo:rsid="00bfa47a" officeooo:paragraph-rsid="0122e10f"/>
    </style:style>
    <style:style style:name="P15" style:family="paragraph" style:parent-style-name="Standard">
      <style:paragraph-properties fo:text-align="justify" style:justify-single-word="false"/>
      <style:text-properties officeooo:rsid="00bfa47a" officeooo:paragraph-rsid="012d144a"/>
    </style:style>
    <style:style style:name="P16" style:family="paragraph" style:parent-style-name="Standard">
      <style:paragraph-properties fo:text-align="justify" style:justify-single-word="false"/>
      <style:text-properties officeooo:rsid="00a11cf7" officeooo:paragraph-rsid="01184179"/>
    </style:style>
    <style:style style:name="P17" style:family="paragraph" style:parent-style-name="Standard">
      <style:paragraph-properties fo:text-align="justify" style:justify-single-word="false"/>
      <style:text-properties officeooo:rsid="00a11cf7" officeooo:paragraph-rsid="01184846"/>
    </style:style>
    <style:style style:name="P18" style:family="paragraph" style:parent-style-name="Standard">
      <style:paragraph-properties fo:text-align="justify" style:justify-single-word="false"/>
      <style:text-properties officeooo:rsid="00a11cf7" officeooo:paragraph-rsid="01192603"/>
    </style:style>
    <style:style style:name="P19" style:family="paragraph" style:parent-style-name="Standard">
      <style:paragraph-properties fo:text-align="justify" style:justify-single-word="false"/>
      <style:text-properties officeooo:rsid="00a11cf7" officeooo:paragraph-rsid="0119b27e"/>
    </style:style>
    <style:style style:name="P20" style:family="paragraph" style:parent-style-name="Standard">
      <style:paragraph-properties fo:text-align="justify" style:justify-single-word="false"/>
      <style:text-properties officeooo:rsid="00a11cf7" officeooo:paragraph-rsid="011b3811"/>
    </style:style>
    <style:style style:name="P21" style:family="paragraph" style:parent-style-name="Standard">
      <style:paragraph-properties fo:text-align="justify" style:justify-single-word="false"/>
      <style:text-properties officeooo:rsid="0123cfca" officeooo:paragraph-rsid="0123cfca"/>
    </style:style>
    <style:style style:name="P22" style:family="paragraph" style:parent-style-name="Standard">
      <style:paragraph-properties fo:text-align="justify" style:justify-single-word="false"/>
      <style:text-properties officeooo:rsid="0125ab28" officeooo:paragraph-rsid="0125ab28"/>
    </style:style>
    <style:style style:name="P23" style:family="paragraph" style:parent-style-name="Standard">
      <style:paragraph-properties fo:text-align="justify" style:justify-single-word="false"/>
      <style:text-properties officeooo:rsid="012dfe39" officeooo:paragraph-rsid="012dfe39"/>
    </style:style>
    <style:style style:name="P24" style:family="paragraph" style:parent-style-name="Standard">
      <style:paragraph-properties fo:text-align="justify" style:justify-single-word="false"/>
      <style:text-properties officeooo:rsid="012f7063" officeooo:paragraph-rsid="012f7063"/>
    </style:style>
    <style:style style:name="P25" style:family="paragraph" style:parent-style-name="Standard">
      <style:paragraph-properties fo:text-align="justify" style:justify-single-word="false"/>
      <style:text-properties officeooo:rsid="014654b6" officeooo:paragraph-rsid="014654b6"/>
    </style:style>
    <style:style style:name="P26" style:family="paragraph" style:parent-style-name="Standard">
      <style:paragraph-properties fo:text-align="justify" style:justify-single-word="false"/>
      <style:text-properties officeooo:rsid="0148e0c7" officeooo:paragraph-rsid="0148e0c7"/>
    </style:style>
    <style:style style:name="P27" style:family="paragraph" style:parent-style-name="Standard">
      <style:paragraph-properties fo:text-align="justify" style:justify-single-word="false"/>
      <style:text-properties officeooo:rsid="0150a68d" officeooo:paragraph-rsid="0150a68d"/>
    </style:style>
    <style:style style:name="T1" style:family="text">
      <style:text-properties officeooo:rsid="00271a3f"/>
    </style:style>
    <style:style style:name="T2" style:family="text">
      <style:text-properties officeooo:rsid="0047363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a11cf7" style:font-size-asian="10.5pt" style:font-weight-asian="normal" style:font-size-complex="12pt" style:font-weight-complex="normal"/>
    </style:style>
    <style:style style:name="T5" style:family="text">
      <style:text-properties fo:font-size="12pt" fo:font-weight="normal" officeooo:rsid="00a71b9a" style:font-size-asian="10.5pt" style:font-weight-asian="normal" style:font-size-complex="12pt" style:font-weight-complex="normal"/>
    </style:style>
    <style:style style:name="T6" style:family="text">
      <style:text-properties fo:font-size="12pt" fo:font-weight="normal" officeooo:rsid="00af1bbd" style:font-size-asian="10.5pt" style:font-weight-asian="normal" style:font-size-complex="12pt" style:font-weight-complex="normal"/>
    </style:style>
    <style:style style:name="T7" style:family="text">
      <style:text-properties fo:font-size="12pt" fo:font-weight="normal" officeooo:rsid="00b37b54" style:font-size-asian="10.5pt" style:font-weight-asian="normal" style:font-size-complex="12pt" style:font-weight-complex="normal"/>
    </style:style>
    <style:style style:name="T8" style:family="text">
      <style:text-properties fo:font-size="12pt" fo:font-weight="normal" officeooo:rsid="00b4fc98" style:font-size-asian="10.5pt" style:font-weight-asian="normal" style:font-size-complex="12pt" style:font-weight-complex="normal"/>
    </style:style>
    <style:style style:name="T9" style:family="text">
      <style:text-properties fo:font-size="12pt" fo:font-weight="normal" officeooo:rsid="00ba2f5a" style:font-size-asian="10.5pt" style:font-weight-asian="normal" style:font-size-complex="12pt" style:font-weight-complex="normal"/>
    </style:style>
    <style:style style:name="T10" style:family="text">
      <style:text-properties fo:font-size="12pt" fo:font-weight="normal" officeooo:rsid="00bb5614" style:font-size-asian="10.5pt" style:font-weight-asian="normal" style:font-size-complex="12pt" style:font-weight-complex="normal"/>
    </style:style>
    <style:style style:name="T11" style:family="text">
      <style:text-properties fo:font-size="12pt" fo:font-weight="normal" officeooo:rsid="00bbb1e0" style:font-size-asian="10.5pt" style:font-weight-asian="normal" style:font-size-complex="12pt" style:font-weight-complex="normal"/>
    </style:style>
    <style:style style:name="T12" style:family="text">
      <style:text-properties fo:font-size="12pt" fo:font-weight="normal" officeooo:rsid="00bfa47a" style:font-size-asian="10.5pt" style:font-weight-asian="normal" style:font-size-complex="12pt" style:font-weight-complex="normal"/>
    </style:style>
    <style:style style:name="T13" style:family="text">
      <style:text-properties fo:font-size="12pt" fo:font-weight="normal" officeooo:rsid="00c91943" style:font-size-asian="10.5pt" style:font-weight-asian="normal" style:font-size-complex="12pt" style:font-weight-complex="normal"/>
    </style:style>
    <style:style style:name="T14" style:family="text">
      <style:text-properties fo:font-size="12pt" fo:font-weight="normal" officeooo:rsid="00cc4b1e" style:font-size-asian="10.5pt" style:font-weight-asian="normal" style:font-size-complex="12pt" style:font-weight-complex="normal"/>
    </style:style>
    <style:style style:name="T15" style:family="text">
      <style:text-properties fo:font-size="12pt" fo:font-weight="normal" officeooo:rsid="00d01920" style:font-size-asian="10.5pt" style:font-weight-asian="normal" style:font-size-complex="12pt" style:font-weight-complex="normal"/>
    </style:style>
    <style:style style:name="T16" style:family="text">
      <style:text-properties fo:font-size="12pt" fo:font-weight="normal" officeooo:rsid="00dd946f" style:font-size-asian="10.5pt" style:font-weight-asian="normal" style:font-size-complex="12pt" style:font-weight-complex="normal"/>
    </style:style>
    <style:style style:name="T17" style:family="text">
      <style:text-properties fo:font-size="12pt" fo:font-weight="normal" officeooo:rsid="00dfbfb8" style:font-size-asian="10.5pt" style:font-weight-asian="normal" style:font-size-complex="12pt" style:font-weight-complex="normal"/>
    </style:style>
    <style:style style:name="T18" style:family="text">
      <style:text-properties fo:font-size="12pt" fo:font-weight="normal" officeooo:rsid="00e224f0" style:font-size-asian="10.5pt" style:font-weight-asian="normal" style:font-size-complex="12pt" style:font-weight-complex="normal"/>
    </style:style>
    <style:style style:name="T19" style:family="text">
      <style:text-properties fo:font-size="12pt" fo:font-weight="normal" officeooo:rsid="00e5ba7c" style:font-size-asian="10.5pt" style:font-weight-asian="normal" style:font-size-complex="12pt" style:font-weight-complex="normal"/>
    </style:style>
    <style:style style:name="T20" style:family="text">
      <style:text-properties fo:font-size="12pt" fo:font-weight="normal" officeooo:rsid="00e79b65" style:font-size-asian="10.5pt" style:font-weight-asian="normal" style:font-size-complex="12pt" style:font-weight-complex="normal"/>
    </style:style>
    <style:style style:name="T21" style:family="text">
      <style:text-properties fo:font-size="12pt" fo:font-weight="normal" officeooo:rsid="00e966f9" style:font-size-asian="10.5pt" style:font-weight-asian="normal" style:font-size-complex="12pt" style:font-weight-complex="normal"/>
    </style:style>
    <style:style style:name="T22" style:family="text">
      <style:text-properties fo:font-size="12pt" fo:font-weight="normal" officeooo:rsid="00e9d604" style:font-size-asian="10.5pt" style:font-weight-asian="normal" style:font-size-complex="12pt" style:font-weight-complex="normal"/>
    </style:style>
    <style:style style:name="T23" style:family="text">
      <style:text-properties fo:font-size="12pt" fo:font-weight="normal" officeooo:rsid="00fb57a2" style:font-size-asian="10.5pt" style:font-weight-asian="normal" style:font-size-complex="12pt" style:font-weight-complex="normal"/>
    </style:style>
    <style:style style:name="T24" style:family="text">
      <style:text-properties fo:font-size="12pt" fo:font-weight="normal" officeooo:rsid="00fc4cec" style:font-size-asian="10.5pt" style:font-weight-asian="normal" style:font-size-complex="12pt" style:font-weight-complex="normal"/>
    </style:style>
    <style:style style:name="T25" style:family="text">
      <style:text-properties fo:font-size="12pt" fo:font-weight="normal" officeooo:rsid="01003ef0" style:font-size-asian="10.5pt" style:font-weight-asian="normal" style:font-size-complex="12pt" style:font-weight-complex="normal"/>
    </style:style>
    <style:style style:name="T26" style:family="text">
      <style:text-properties fo:font-size="12pt" fo:font-weight="normal" officeooo:rsid="0100f48d" style:font-size-asian="10.5pt" style:font-weight-asian="normal" style:font-size-complex="12pt" style:font-weight-complex="normal"/>
    </style:style>
    <style:style style:name="T27" style:family="text">
      <style:text-properties fo:font-size="12pt" fo:font-weight="normal" officeooo:rsid="0101e810" style:font-size-asian="10.5pt" style:font-weight-asian="normal" style:font-size-complex="12pt" style:font-weight-complex="normal"/>
    </style:style>
    <style:style style:name="T28" style:family="text">
      <style:text-properties fo:font-size="12pt" fo:font-weight="normal" officeooo:rsid="00f4bbbd" style:font-size-asian="10.5pt" style:font-weight-asian="normal" style:font-size-complex="12pt" style:font-weight-complex="normal"/>
    </style:style>
    <style:style style:name="T29" style:family="text">
      <style:text-properties fo:font-size="12pt" fo:font-weight="normal" officeooo:rsid="010ac888" style:font-size-asian="10.5pt" style:font-weight-asian="normal" style:font-size-complex="12pt" style:font-weight-complex="normal"/>
    </style:style>
    <style:style style:name="T30" style:family="text">
      <style:text-properties fo:font-size="12pt" fo:font-weight="normal" officeooo:rsid="010c67a1" style:font-size-asian="10.5pt" style:font-weight-asian="normal" style:font-size-complex="12pt" style:font-weight-complex="normal"/>
    </style:style>
    <style:style style:name="T31" style:family="text">
      <style:text-properties fo:font-size="12pt" fo:font-weight="normal" officeooo:rsid="011774c2" style:font-size-asian="10.5pt" style:font-weight-asian="normal" style:font-size-complex="12pt" style:font-weight-complex="normal"/>
    </style:style>
    <style:style style:name="T32" style:family="text">
      <style:text-properties fo:font-size="12pt" fo:font-weight="normal" officeooo:rsid="00b0e3d1" style:font-size-asian="10.5pt" style:font-weight-asian="normal" style:font-size-complex="12pt" style:font-weight-complex="normal"/>
    </style:style>
    <style:style style:name="T33" style:family="text">
      <style:text-properties fo:font-size="12pt" fo:font-weight="normal" officeooo:rsid="00a5a906" style:font-size-asian="10.5pt" style:font-weight-asian="normal" style:font-size-complex="12pt" style:font-weight-complex="normal"/>
    </style:style>
    <style:style style:name="T34" style:family="text">
      <style:text-properties fo:font-size="12pt" fo:font-weight="normal" officeooo:rsid="01184179" style:font-size-asian="10.5pt" style:font-weight-asian="normal" style:font-size-complex="12pt" style:font-weight-complex="normal"/>
    </style:style>
    <style:style style:name="T35" style:family="text">
      <style:text-properties fo:font-size="12pt" fo:font-weight="normal" officeooo:rsid="00b96fc6" style:font-size-asian="10.5pt" style:font-weight-asian="normal" style:font-size-complex="12pt" style:font-weight-complex="normal"/>
    </style:style>
    <style:style style:name="T36" style:family="text">
      <style:text-properties fo:font-size="12pt" fo:font-weight="normal" officeooo:rsid="01184846" style:font-size-asian="10.5pt" style:font-weight-asian="normal" style:font-size-complex="12pt" style:font-weight-complex="normal"/>
    </style:style>
    <style:style style:name="T37" style:family="text">
      <style:text-properties fo:font-size="12pt" fo:font-weight="normal" officeooo:rsid="01192603" style:font-size-asian="10.5pt" style:font-weight-asian="normal" style:font-size-complex="12pt" style:font-weight-complex="normal"/>
    </style:style>
    <style:style style:name="T38" style:family="text">
      <style:text-properties fo:font-size="12pt" fo:font-weight="normal" officeooo:rsid="0119b27e" style:font-size-asian="10.5pt" style:font-weight-asian="normal" style:font-size-complex="12pt" style:font-weight-complex="normal"/>
    </style:style>
    <style:style style:name="T39" style:family="text">
      <style:text-properties fo:font-size="12pt" fo:font-weight="normal" officeooo:rsid="011b3811" style:font-size-asian="10.5pt" style:font-weight-asian="normal" style:font-size-complex="12pt" style:font-weight-complex="normal"/>
    </style:style>
    <style:style style:name="T40" style:family="text">
      <style:text-properties fo:font-size="12pt" fo:font-weight="normal" officeooo:rsid="00cb58fc" style:font-size-asian="10.5pt" style:font-weight-asian="normal" style:font-size-complex="12pt" style:font-weight-complex="normal"/>
    </style:style>
    <style:style style:name="T41" style:family="text">
      <style:text-properties fo:font-size="12pt" fo:font-weight="normal" officeooo:rsid="011d1e04" style:font-size-asian="10.5pt" style:font-weight-asian="normal" style:font-size-complex="12pt" style:font-weight-complex="normal"/>
    </style:style>
    <style:style style:name="T42" style:family="text">
      <style:text-properties fo:font-size="12pt" fo:font-weight="normal" officeooo:rsid="00dd724f" style:font-size-asian="10.5pt" style:font-weight-asian="normal" style:font-size-complex="12pt" style:font-weight-complex="normal"/>
    </style:style>
    <style:style style:name="T43" style:family="text">
      <style:text-properties fo:font-size="12pt" fo:font-weight="normal" officeooo:rsid="011e3da3" style:font-size-asian="10.5pt" style:font-weight-asian="normal" style:font-size-complex="12pt" style:font-weight-complex="normal"/>
    </style:style>
    <style:style style:name="T44" style:family="text">
      <style:text-properties fo:font-size="12pt" fo:font-weight="normal" officeooo:rsid="00e75fcb" style:font-size-asian="10.5pt" style:font-weight-asian="normal" style:font-size-complex="12pt" style:font-weight-complex="normal"/>
    </style:style>
    <style:style style:name="T45" style:family="text">
      <style:text-properties fo:font-size="12pt" fo:font-weight="normal" officeooo:rsid="011e8be0" style:font-size-asian="10.5pt" style:font-weight-asian="normal" style:font-size-complex="12pt" style:font-weight-complex="normal"/>
    </style:style>
    <style:style style:name="T46" style:family="text">
      <style:text-properties fo:font-size="12pt" fo:font-weight="normal" officeooo:rsid="00f72de5" style:font-size-asian="10.5pt" style:font-weight-asian="normal" style:font-size-complex="12pt" style:font-weight-complex="normal"/>
    </style:style>
    <style:style style:name="T47" style:family="text">
      <style:text-properties fo:font-size="12pt" fo:font-weight="normal" officeooo:rsid="01207111" style:font-size-asian="10.5pt" style:font-weight-asian="normal" style:font-size-complex="12pt" style:font-weight-complex="normal"/>
    </style:style>
    <style:style style:name="T48" style:family="text">
      <style:text-properties fo:font-size="12pt" fo:font-weight="normal" officeooo:rsid="0120f3ce" style:font-size-asian="10.5pt" style:font-weight-asian="normal" style:font-size-complex="12pt" style:font-weight-complex="normal"/>
    </style:style>
    <style:style style:name="T49" style:family="text">
      <style:text-properties fo:font-size="12pt" fo:font-weight="normal" officeooo:rsid="01215235" style:font-size-asian="10.5pt" style:font-weight-asian="normal" style:font-size-complex="12pt" style:font-weight-complex="normal"/>
    </style:style>
    <style:style style:name="T50" style:family="text">
      <style:text-properties fo:font-size="12pt" fo:font-weight="normal" officeooo:rsid="01215beb" style:font-size-asian="10.5pt" style:font-weight-asian="normal" style:font-size-complex="12pt" style:font-weight-complex="normal"/>
    </style:style>
    <style:style style:name="T51" style:family="text">
      <style:text-properties fo:font-size="12pt" fo:font-weight="normal" officeooo:rsid="00473630" style:font-size-asian="10.5pt" style:font-weight-asian="normal" style:font-size-complex="12pt" style:font-weight-complex="normal"/>
    </style:style>
    <style:style style:name="T52" style:family="text">
      <style:text-properties fo:font-size="12pt" fo:font-weight="normal" officeooo:rsid="0123cfca" style:font-size-asian="10.5pt" style:font-weight-asian="normal" style:font-size-complex="12pt" style:font-weight-complex="normal"/>
    </style:style>
    <style:style style:name="T53" style:family="text">
      <style:text-properties fo:font-size="12pt" fo:font-weight="normal" officeooo:rsid="0125ab28" style:font-size-asian="10.5pt" style:font-weight-asian="normal" style:font-size-complex="12pt" style:font-weight-complex="normal"/>
    </style:style>
    <style:style style:name="T54" style:family="text">
      <style:text-properties fo:font-size="12pt" fo:font-weight="normal" officeooo:rsid="01273181" style:font-size-asian="10.5pt" style:font-weight-asian="normal" style:font-size-complex="12pt" style:font-weight-complex="normal"/>
    </style:style>
    <style:style style:name="T55" style:family="text">
      <style:text-properties fo:font-size="12pt" fo:font-weight="normal" officeooo:rsid="012ad85a" style:font-size-asian="10.5pt" style:font-weight-asian="normal" style:font-size-complex="12pt" style:font-weight-complex="normal"/>
    </style:style>
    <style:style style:name="T56" style:family="text">
      <style:text-properties fo:font-size="12pt" fo:font-weight="normal" officeooo:rsid="012bc8a2" style:font-size-asian="10.5pt" style:font-weight-asian="normal" style:font-size-complex="12pt" style:font-weight-complex="normal"/>
    </style:style>
    <style:style style:name="T57" style:family="text">
      <style:text-properties fo:font-size="12pt" fo:font-weight="normal" officeooo:rsid="012dfe39" style:font-size-asian="10.5pt" style:font-weight-asian="normal" style:font-size-complex="12pt" style:font-weight-complex="normal"/>
    </style:style>
    <style:style style:name="T58" style:family="text">
      <style:text-properties fo:font-size="12pt" fo:font-weight="normal" officeooo:rsid="012e0651" style:font-size-asian="10.5pt" style:font-weight-asian="normal" style:font-size-complex="12pt" style:font-weight-complex="normal"/>
    </style:style>
    <style:style style:name="T59" style:family="text">
      <style:text-properties fo:font-size="12pt" fo:font-weight="normal" officeooo:rsid="012f326c" style:font-size-asian="10.5pt" style:font-weight-asian="normal" style:font-size-complex="12pt" style:font-weight-complex="normal"/>
    </style:style>
    <style:style style:name="T60" style:family="text">
      <style:text-properties fo:font-size="12pt" fo:font-weight="normal" officeooo:rsid="0130ad70" style:font-size-asian="10.5pt" style:font-weight-asian="normal" style:font-size-complex="12pt" style:font-weight-complex="normal"/>
    </style:style>
    <style:style style:name="T61" style:family="text">
      <style:text-properties fo:font-size="12pt" fo:font-weight="normal" officeooo:rsid="0138fb5d" style:font-size-asian="10.5pt" style:font-weight-asian="normal" style:font-size-complex="12pt" style:font-weight-complex="normal"/>
    </style:style>
    <style:style style:name="T62" style:family="text">
      <style:text-properties fo:font-size="12pt" fo:font-weight="normal" officeooo:rsid="0139c0e6" style:font-size-asian="10.5pt" style:font-weight-asian="normal" style:font-size-complex="12pt" style:font-weight-complex="normal"/>
    </style:style>
    <style:style style:name="T63" style:family="text">
      <style:text-properties fo:font-size="12pt" fo:font-weight="normal" officeooo:rsid="0141f60c" style:font-size-asian="10.5pt" style:font-weight-asian="normal" style:font-size-complex="12pt" style:font-weight-complex="normal"/>
    </style:style>
    <style:style style:name="T64" style:family="text">
      <style:text-properties fo:font-size="12pt" fo:font-weight="normal" officeooo:rsid="0143a3dd" style:font-size-asian="10.5pt" style:font-weight-asian="normal" style:font-size-complex="12pt" style:font-weight-complex="normal"/>
    </style:style>
    <style:style style:name="T65" style:family="text">
      <style:text-properties fo:font-size="12pt" fo:font-weight="normal" officeooo:rsid="014460f1" style:font-size-asian="10.5pt" style:font-weight-asian="normal" style:font-size-complex="12pt" style:font-weight-complex="normal"/>
    </style:style>
    <style:style style:name="T66" style:family="text">
      <style:text-properties fo:font-size="12pt" fo:font-weight="normal" officeooo:rsid="0144cb2f" style:font-size-asian="10.5pt" style:font-weight-asian="normal" style:font-size-complex="12pt" style:font-weight-complex="normal"/>
    </style:style>
    <style:style style:name="T67" style:family="text">
      <style:text-properties fo:font-size="12pt" fo:font-weight="normal" officeooo:rsid="014654b6" style:font-size-asian="10.5pt" style:font-weight-asian="normal" style:font-size-complex="12pt" style:font-weight-complex="normal"/>
    </style:style>
    <style:style style:name="T68" style:family="text">
      <style:text-properties fo:font-size="12pt" fo:font-weight="normal" officeooo:rsid="014843df" style:font-size-asian="10.5pt" style:font-weight-asian="normal" style:font-size-complex="12pt" style:font-weight-complex="normal"/>
    </style:style>
    <style:style style:name="T69" style:family="text">
      <style:text-properties fo:font-size="12pt" fo:font-weight="normal" officeooo:rsid="014daa5f" style:font-size-asian="10.5pt" style:font-weight-asian="normal" style:font-size-complex="12pt" style:font-weight-complex="normal"/>
    </style:style>
    <style:style style:name="T70" style:family="text">
      <style:text-properties fo:font-size="12pt" fo:font-weight="normal" officeooo:rsid="014dae69" style:font-size-asian="10.5pt" style:font-weight-asian="normal" style:font-size-complex="12pt" style:font-weight-complex="normal"/>
    </style:style>
    <style:style style:name="T71" style:family="text">
      <style:text-properties fo:font-size="12pt" fo:font-weight="normal" officeooo:rsid="014f851f" style:font-size-asian="10.5pt" style:font-weight-asian="normal" style:font-size-complex="12pt" style:font-weight-complex="normal"/>
    </style:style>
    <style:style style:name="T72" style:family="text">
      <style:text-properties fo:font-size="12pt" fo:font-weight="normal" officeooo:rsid="0150a68d" style:font-size-asian="10.5pt" style:font-weight-asian="normal" style:font-size-complex="12pt" style:font-weight-complex="normal"/>
    </style:style>
    <style:style style:name="T73" style:family="text">
      <style:text-properties fo:font-size="12pt" fo:font-weight="normal" officeooo:rsid="0151f94c" style:font-size-asian="10.5pt" style:font-weight-asian="normal" style:font-size-complex="12pt" style:font-weight-complex="normal"/>
    </style:style>
    <style:style style:name="T74" style:family="text">
      <style:text-properties fo:font-size="12pt" fo:font-weight="normal" officeooo:rsid="01532d3c" style:font-size-asian="10.5pt" style:font-weight-asian="normal" style:font-size-complex="12pt" style:font-weight-complex="normal"/>
    </style:style>
    <style:style style:name="T75" style:family="text">
      <style:text-properties officeooo:rsid="007c2dff"/>
    </style:style>
    <style:style style:name="T76" style:family="text">
      <style:text-properties officeooo:rsid="0095e2cf"/>
    </style:style>
    <style:style style:name="T77" style:family="text">
      <style:text-properties officeooo:rsid="011774c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11: Золотой теленок</text:p>
      <text:p text:style-name="P2"/>
      <text:p text:style-name="P3"><text:tab/><text:span text:style-name="T1">Как известно, код читают чаще, чем пишут. Соответственно, одна из главных задач <text:s/>при написании приложений — улучшение такой его характеристики, как поддерживаемость. Главным фактором, влияющим на поддерживаемость кода является его сложность. Существует множество способов уменьшения сложности приложения, одним из которых является разбиение приложения на модули. Модули должны обеспечивать сильную связанность своих компонентов внутри и слабую снаружи. Компоненты модуля делятся на два типа: внешние — те, что доступны как внутри, так и снаружи модуля; внутренние — только внутри.</text:span></text:p>
      <text:p text:style-name="P4"><text:tab/><text:span text:style-name="T2">В Java модули реализованы через jar архивы. Jar — zip архив определенного формата. Компонентами модуля являются классы, которые располагаются в пакетах. Доступность классов обеспечивается двумя факторами: наличие класса в classpath и его модификаторами доступа. Модификаторы доступа влияют только на доступность классов относительно пакетов. Возникает проблема — невозможно ограничить доступность классов относительно модулей. Jigsaw — проект, позволяющий решить эту проблему. Jigsaw появился в Java 9.</text:span></text:p>
      <text:p text:style-name="P4"><text:tab/><text:span text:style-name="T75">Второй проблемой является переход Java на полугодичный релизный цикл, а также вывод проекта Java EE в ведение Eclipse Foundation, снятие с некоммерческой поддержки Java 8 и только коммерческая версия Oracle JDK 11.</text:span></text:p>
      <text:p text:style-name="P5"><text:span text:style-name="T76"><text:tab/>Решением проблем может быть переход на OpenJDK 11, так как она:</text:span></text:p>
      <text:p text:style-name="P5"><text:span text:style-name="T77">1. поддерживает модульность Jigsaw</text:span></text:p>
      <text:p text:style-name="P5"><text:span text:style-name="T77">2. не требует лицензии для коммерческого использования</text:span></text:p>
      <text:p text:style-name="P6"><text:span text:style-name="T31">3. является LTS версией</text:span></text:p>
      <text:p text:style-name="P6"><text:span text:style-name="T31">4. </text:span><text:span text:style-name="T4">обеспечивает получение новых возможностей Java </text:span><text:span text:style-name="T5">каждые пол года</text:span></text:p>
      <text:p text:style-name="P16"><text:span text:style-name="T3"><text:tab/></text:span><text:span text:style-name="T33">Можно выделить следующие этапы перехода на OpenJDK 11:</text:span></text:p>
      <text:p text:style-name="P16"><text:span text:style-name="T34">1. </text:span><text:span text:style-name="T6">К</text:span><text:span text:style-name="T32">омпиляция </text:span><text:span text:style-name="T7">на Oracle JDK 8, запуск на OpenJDK 11</text:span></text:p>
      <text:p text:style-name="P17"><text:span text:style-name="T34">2. </text:span><text:span text:style-name="T6">К</text:span><text:span text:style-name="T32">омпиляция </text:span><text:span text:style-name="T7">на OpenJDK </text:span><text:span text:style-name="T8">11</text:span><text:span text:style-name="T7">, запуск на OpenJDK 11</text:span></text:p>
      <text:p text:style-name="P18"><text:span text:style-name="T36">3. </text:span><text:span text:style-name="T7">П</text:span><text:span text:style-name="T35">еревод </text:span><text:span text:style-name="T10">зависи</text:span><text:span text:style-name="T11">м</text:span><text:span text:style-name="T10">остей</text:span><text:span text:style-name="T35"> на </text:span><text:span text:style-name="T9">новые версии, поддерживающие модульность</text:span></text:p>
      <text:p text:style-name="P19"><text:span text:style-name="T37">4. </text:span><text:span text:style-name="T9">З</text:span><text:span text:style-name="T10">апуск </text:span><text:span text:style-name="T30">с зависимостями</text:span><text:span text:style-name="T10"> на modulepath</text:span></text:p>
      <text:p text:style-name="P20"><text:span text:style-name="T38">5. </text:span><text:span text:style-name="T10">Перевод </text:span><text:span text:style-name="T12">компонентов приложения на модули</text:span></text:p>
      <text:p text:style-name="P20"><text:span text:style-name="T39">6. </text:span><text:span text:style-name="T12">Запуск приложения на modulepath</text:span></text:p>
      <text:p text:style-name="P7"><text:span text:style-name="T3"><text:tab/></text:span><text:span text:style-name="T13">На первом этапе реш</text:span><text:span text:style-name="T18">аются</text:span><text:span text:style-name="T13"> </text:span><text:span text:style-name="T14">следующие</text:span><text:span text:style-name="T13"> проблемы:</text:span></text:p>
      <text:p text:style-name="P8"><text:span text:style-name="T41">1. </text:span><text:span text:style-name="T13">Д</text:span><text:span text:style-name="T40">обавление JAXB в зависимости, так как он теперь </text:span><text:span text:style-name="T15">не </text:span><text:span text:style-name="T40">является частью JavaSE</text:span></text:p>
      <text:p text:style-name="P9"><text:span text:style-name="T43">2. </text:span><text:span text:style-name="T42">Сохранение совместимости</text:span><text:span text:style-name="T16"> локализации с </text:span><text:span text:style-name="T17">предыдущ</text:span><text:span text:style-name="T19">ими</text:span><text:span text:style-name="T17"> верси</text:span><text:span text:style-name="T19">ями Java, так как CLDR включен по умолчанию </text:span><text:span text:style-name="T26">с</text:span><text:span text:style-name="T19"> Java 9</text:span></text:p>
      <text:p text:style-name="P10"><text:span text:style-name="T45">3. </text:span><text:span text:style-name="T19">З</text:span><text:span text:style-name="T44">амена не поддерживаемых флагов </text:span><text:span text:style-name="T20">JV</text:span><text:span text:style-name="T27">M</text:span><text:span text:style-name="T20">, таких как </text:span><text:span text:style-name="T21">логирование событий GC</text:span></text:p>
      <text:p text:style-name="P11"><text:span text:style-name="T21"><text:tab/></text:span><text:span text:style-name="T22">Н</text:span><text:span text:style-name="T28">а втором этапе решаются следующие проблемы:</text:span></text:p>
      <text:p text:style-name="P12"><text:span text:style-name="T48">1</text:span><text:span text:style-name="T47">. </text:span><text:span text:style-name="T46">Исправление тестов, использу</text:span><text:span text:style-name="T25">ющих</text:span><text:span text:style-name="T46"> JAXB, так как появляются лишние пустые строки при сериализации </text:span><text:span text:style-name="T24">и атрибут standalone="no"</text:span></text:p>
      <text:p text:style-name="P13"><text:span text:style-name="T49">2. </text:span><text:span text:style-name="T42">Сохранение совместимости</text:span><text:span text:style-name="T16"> локализации с </text:span><text:span text:style-name="T17">предыдущ</text:span><text:span text:style-name="T19">ими</text:span><text:span text:style-name="T17"> верси</text:span><text:span text:style-name="T19">ями Java </text:span><text:span text:style-name="T23">при прохождении тестов</text:span></text:p>
      <text:p text:style-name="P14"><text:span text:style-name="T50">3. </text:span><text:span text:style-name="T25">Изменение работы с Kerberos </text:span><text:span text:style-name="T29">при использовании закрытого пакета sun.security.krb</text:span></text:p>
      <text:p text:style-name="P15"><text:span text:style-name="T29"><text:tab/></text:span><text:span text:style-name="T51">На этапах 3 и 4</text:span><text:span text:style-name="T52"> </text:span><text:span text:style-name="T51">решаются </text:span><text:span text:style-name="T52">следующие</text:span><text:span text:style-name="T51"> проблемы:</text:span></text:p>
      <text:p text:style-name="P21"><text:span text:style-name="T51">1. </text:span><text:span text:style-name="T53">Исправление кода в связи <text:s/>с изменением API обновленных зависимостей</text:span></text:p>
      <text:p text:style-name="P22"><text:span text:style-name="T3">2. </text:span><text:span text:style-name="T54">Объединение зависимостей со сплит пакетами в один модуль</text:span></text:p>
      <text:p text:style-name="P22"><text:span text:style-name="T54"><text:tab/></text:span><text:span text:style-name="T55">На этап</text:span><text:span text:style-name="T56">ах 5 и 6 </text:span><text:span text:style-name="T57">решаются следующие проблемы:</text:span></text:p>
      <text:p text:style-name="P23"><text:span text:style-name="T3">1. </text:span><text:span text:style-name="T58">Удаление </text:span><text:span text:style-name="T59">циркулярных зависимостей между модулями</text:span></text:p>
      <text:p text:style-name="P24"><text:span text:style-name="T59">2. </text:span><text:span text:style-name="T60">Удаление сплит пакетов</text:span></text:p>
      <text:p text:style-name="P24"><text:span text:style-name="T60"><text:tab/></text:span><text:span text:style-name="T61">В итоге, </text:span><text:span text:style-name="T62">без </text:span><text:span text:style-name="T63">добавления </text:span><text:span text:style-name="T64">временных решений </text:span><text:span text:style-name="T65">возникающих </text:span><text:span text:style-name="T64">проблем </text:span><text:span text:style-name="T65">удалось </text:span><text:span text:style-name="T66">реализовать только 2 этапа. </text:span><text:span text:style-name="T67">Это обусловлено:</text:span></text:p>
      <text:p text:style-name="P25"><text:span text:style-name="T3">1. Неготовностью многих сторонних библиотек работать на Java 11 из-за наличия в них сплит пакетов</text:span></text:p>
      <text:p text:style-name="P25"><text:soft-page-break/><text:span text:style-name="T3">2. </text:span><text:span text:style-name="T68">Отсутствием официальной поддержки со стороны системы сборки Gradle без использовать обходных решений</text:span></text:p>
      <text:p text:style-name="P26"><text:span text:style-name="T68">3. </text:span><text:span text:style-name="T3">Отсутствие</text:span><text:span text:style-name="T69">м</text:span><text:span text:style-name="T3"> поддержки со стороны IDE IntelliJ Idea возможности запуска на modulepath для стандартного макета проекта Gradle (java и resources)</text:span></text:p>
      <text:p text:style-name="P26"><text:span text:style-name="T3"><text:tab/></text:span><text:span text:style-name="T69">Результаты </text:span><text:span text:style-name="T71">работы </text:span><text:span text:style-name="T70">можно разделить на </text:span><text:span text:style-name="T72">положительные и отрицательные.</text:span></text:p>
      <text:p text:style-name="P26"><text:span text:style-name="T72"><text:tab/>Положительные результаты:</text:span></text:p>
      <text:p text:style-name="P27"><text:span text:style-name="T3">1. Продолжение получения поддержки Java без коммерческой лицензии</text:span></text:p>
      <text:p text:style-name="P27"><text:span text:style-name="T3">2. Получение </text:span><text:span text:style-name="T73">новых возможностей Java каждые пол года</text:span></text:p>
      <text:p text:style-name="P27"><text:span text:style-name="T73"><text:tab/>Отрицательны</text:span><text:span text:style-name="T74">й</text:span><text:span text:style-name="T73"> результат — </text:span><text:span text:style-name="T74">не удалось включить модульност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08:51:27.263054882</meta:creation-date>
    <meta:generator>LibreOffice/5.1.6.2$Linux_X86_64 LibreOffice_project/10m0$Build-2</meta:generator>
    <dc:date>2019-04-02T10:38:37.900017751</dc:date>
    <meta:editing-duration>PT1H45M17S</meta:editing-duration>
    <meta:editing-cycles>225</meta:editing-cycles>
    <meta:document-statistic meta:table-count="0" meta:image-count="0" meta:object-count="0" meta:page-count="2" meta:paragraph-count="39" meta:word-count="488" meta:character-count="3572" meta:non-whitespace-character-count="3101"/>
  </office:meta>
</office:document-meta>
</file>